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.61" calcext:value-type="float">
            <text:p>63.6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2" calcext:value-type="float">
            <text:p>222</text:p>
          </table:table-cell>
          <table:table-cell table:formula="of:=[.B14]-[.E14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8" calcext:value-type="float">
            <text:p>98</text:p>
          </table:table-cell>
          <table:table-cell table:formula="of:=[.B18]-[.E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4" calcext:value-type="float">
            <text:p>224</text:p>
          </table:table-cell>
          <table:table-cell table:formula="of:=[.B19]-[.E19]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34" calcext:value-type="float">
            <text:p>86.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39" calcext:value-type="float">
            <text:p>139</text:p>
          </table:table-cell>
          <table:table-cell table:formula="of:=[.B21]-[.E2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8" calcext:value-type="float">
            <text:p>378</text:p>
          </table:table-cell>
          <table:table-cell table:formula="of:=[.B25]-[.E25]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3.94" calcext:value-type="float">
            <text:p>83.94</text:p>
          </table:table-cell>
          <table:table-cell table:formula="of:=SUM([.B2:.B27])" office:value-type="float" office:value="3692" calcext:value-type="float">
            <text:p>3692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099" calcext:value-type="float">
            <text:p>3099</text:p>
          </table:table-cell>
          <table:table-cell table:formula="of:=[.B29]-[.E29]" office:value-type="float" office:value="593" calcext:value-type="float">
            <text:p>593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9:21:19.193881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6T13:48:33.945829551</dc:date>
    <dc:creator>Brent Seidel</dc:creator>
    <meta:editing-duration>P3DT5H28M5S</meta:editing-duration>
    <meta:editing-cycles>19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